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2.932cm"/>
    </style:style>
    <style:style style:name="gr8" style:family="graphic" style:parent-style-name="standard">
      <style:graphic-properties draw:opacity="20%" draw:opacity-name="" draw:textarea-horizontal-align="center" draw:textarea-vertical-align="middle" draw:shadow-offset-x="0.305cm" draw:shadow-offset-y="0.305cm" draw:shadow-opacity="20%"/>
    </style:style>
    <style:style style:name="gr9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04cm" svg:height="4.831cm" svg:x="5.279cm" svg:y="2.77cm">
          <text:p/>
        </draw:rect>
        <draw:line draw:style-name="gr2" draw:text-style-name="P1" draw:layer="layout" svg:x1="1.579cm" svg:y1="10.666cm" svg:x2="4.586cm" svg:y2="10.666cm">
          <text:p/>
        </draw:line>
        <draw:frame draw:style-name="gr3" draw:layer="layout" svg:width="2.161cm" svg:height="0.962cm" svg:x="1.716cm" svg:y="9.833cm">
          <draw:text-box>
            <text:p text:style-name="P2">HTTP</text:p>
          </draw:text-box>
        </draw:frame>
        <draw:frame draw:style-name="gr3" draw:layer="layout" svg:width="4.244cm" svg:height="0.962cm" svg:x="6.783cm" svg:y="1.81cm">
          <draw:text-box>
            <text:p text:style-name="P2">Apache httpd</text:p>
          </draw:text-box>
        </draw:frame>
        <draw:rect draw:style-name="gr4" draw:text-style-name="P1" draw:layer="layout" svg:width="4.16cm" svg:height="2.4cm" svg:x="8.127cm" svg:y="5.105cm">
          <text:p/>
        </draw:rect>
        <draw:frame draw:style-name="gr3" draw:layer="layout" svg:width="2.551cm" svg:height="0.962cm" svg:x="8.255cm" svg:y="5.521cm">
          <draw:text-box>
            <text:p text:style-name="P2">mod_jk</text:p>
          </draw:text-box>
        </draw:frame>
        <draw:g>
          <draw:rect draw:style-name="gr5" draw:text-style-name="P1" draw:layer="layout" svg:width="10.496cm" svg:height="4.301cm" svg:x="14.277cm" svg:y="2.592cm">
            <text:p/>
          </draw:rect>
          <draw:rect draw:style-name="gr6" draw:text-style-name="P4" draw:layer="layout" svg:width="5.568cm" svg:height="3.264cm" svg:x="18.679cm" svg:y="3.066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4.058cm">
            <text:p text:style-name="P3">Servlet</text:p>
          </draw:rect>
          <draw:line draw:style-name="gr2" draw:text-style-name="P1" draw:layer="layout" svg:x1="16.983cm" svg:y1="4.634cm" svg:x2="18.583cm" svg:y2="4.634cm">
            <text:p/>
          </draw:line>
          <draw:frame draw:style-name="gr7" draw:text-style-name="P2" draw:layer="layout" svg:width="4.803cm" svg:height="0.962cm" svg:x="14.099cm" svg:y="1.767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8.685cm">
            <text:p/>
          </draw:rect>
          <draw:rect draw:style-name="gr6" draw:text-style-name="P4" draw:layer="layout" svg:width="5.568cm" svg:height="3.264cm" svg:x="18.679cm" svg:y="9.159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0.151cm">
            <text:p text:style-name="P3">Servlet</text:p>
          </draw:rect>
          <draw:line draw:style-name="gr2" draw:text-style-name="P1" draw:layer="layout" svg:x1="16.983cm" svg:y1="10.727cm" svg:x2="18.583cm" svg:y2="10.727cm">
            <text:p/>
          </draw:line>
          <draw:frame draw:style-name="gr7" draw:text-style-name="P2" draw:layer="layout" svg:width="4.803cm" svg:height="0.962cm" svg:x="14.099cm" svg:y="7.86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14.944cm">
            <text:p/>
          </draw:rect>
          <draw:rect draw:style-name="gr6" draw:text-style-name="P4" draw:layer="layout" svg:width="5.568cm" svg:height="3.264cm" svg:x="18.679cm" svg:y="15.418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6.41cm">
            <text:p text:style-name="P3">Servlet</text:p>
          </draw:rect>
          <draw:line draw:style-name="gr2" draw:text-style-name="P1" draw:layer="layout" svg:x1="16.983cm" svg:y1="16.986cm" svg:x2="18.583cm" svg:y2="16.986cm">
            <text:p/>
          </draw:line>
          <draw:frame draw:style-name="gr7" draw:text-style-name="P2" draw:layer="layout" svg:width="4.803cm" svg:height="0.962cm" svg:x="14.099cm" svg:y="14.119cm">
            <draw:text-box>
              <text:p text:style-name="P2">JBoss / Tomcat</text:p>
            </draw:text-box>
          </draw:frame>
        </draw:g>
        <draw:ellipse draw:style-name="gr8" draw:text-style-name="P1" draw:layer="layout" svg:width="8.768cm" svg:height="18.391cm" svg:x="16.956cm" svg:y="1.682cm">
          <text:p/>
        </draw:ellipse>
        <draw:line draw:style-name="gr2" draw:text-style-name="P1" draw:layer="layout" svg:x1="7.591cm" svg:y1="10.5cm" svg:x2="14.2cm" svg:y2="7.004cm">
          <text:p/>
        </draw:line>
        <draw:line draw:style-name="gr2" draw:text-style-name="P1" draw:layer="layout" svg:x1="7.617cm" svg:y1="10.579cm" svg:x2="14.144cm" svg:y2="10.588cm">
          <text:p/>
        </draw:line>
        <draw:line draw:style-name="gr2" draw:text-style-name="P1" draw:layer="layout" svg:x1="7.485cm" svg:y1="10.764cm" svg:x2="14.034cm" svg:y2="14.724cm">
          <text:p/>
        </draw:line>
        <draw:frame draw:style-name="gr3" draw:layer="layout" svg:width="2.441cm" svg:height="0.962cm" svg:x="22.306cm" svg:y="14.201cm">
          <draw:text-box>
            <text:p text:style-name="P2">Host C</text:p>
          </draw:text-box>
        </draw:frame>
        <draw:frame draw:style-name="gr3" draw:layer="layout" svg:width="2.407cm" svg:height="0.962cm" svg:x="22.389cm" svg:y="7.885cm">
          <draw:text-box>
            <text:p text:style-name="P2">Host B</text:p>
          </draw:text-box>
        </draw:frame>
        <draw:frame draw:style-name="gr3" draw:layer="layout" svg:width="2.373cm" svg:height="0.962cm" svg:x="22.417cm" svg:y="1.82cm">
          <draw:text-box>
            <text:p text:style-name="P2">Host A</text:p>
          </draw:text-box>
        </draw:frame>
        <draw:rect draw:style-name="gr9" draw:text-style-name="P3" draw:layer="layout" svg:width="2.75cm" svg:height="2.089cm" svg:x="4.682cm" svg:y="9.654cm">
          <text:p text:style-name="P3">Load</text:p>
          <text:p text:style-name="P3">Balancer</text:p>
        </draw:rect>
        <draw:line draw:style-name="gr2" draw:text-style-name="P1" draw:layer="layout" svg:x1="6.348cm" svg:y1="9.68cm" svg:x2="6.348cm" svg:y2="7.67cm">
          <text:p/>
        </draw:line>
        <draw:frame draw:style-name="gr3" draw:layer="layout" svg:width="4.35cm" svg:height="0.962cm" svg:x="4.391cm" svg:y="8.279cm">
          <draw:text-box>
            <text:p text:style-name="P2">Static content</text:p>
          </draw:text-box>
        </draw:frame>
        <draw:frame draw:style-name="gr3" draw:layer="layout" svg:width="2.97cm" svg:height="1.673cm" svg:x="9.469cm" svg:y="9.705cm">
          <draw:text-box>
            <text:p text:style-name="P2">Dynamic</text:p>
            <text:p text:style-name="P2">cont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